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9.885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1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 style:font-name="Courier" fo:font-size="10pt" fo:font-weight="bold" style:font-size-asian="10pt" style:font-size-complex="10pt"/>
    </style:style>
    <style:style style:name="ce2" style:family="table-cell" style:parent-style-name="Default">
      <style:table-cell-properties fo:background-color="transparent"/>
      <style:text-properties style:use-window-font-color="true" style:font-name="Courier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style:use-window-font-color="true" style:font-name="Courier" fo:font-size="10pt" fo:font-weight="bold" style:font-size-asian="10pt" style:font-size-complex="10pt"/>
    </style:style>
    <style:style style:name="ce4" style:family="table-cell" style:parent-style-name="Default">
      <style:text-properties style:font-name="Courier" fo:font-size="10pt" style:font-size-asian="10pt" style:font-size-complex="10pt"/>
    </style:style>
    <style:style style:name="ce5" style:family="table-cell" style:parent-style-name="Default">
      <style:table-cell-properties fo:background-color="#ccffcc"/>
      <style:text-properties fo:color="#000000" style:font-name="Courier" fo:font-size="10pt" style:font-size-asian="10pt" style:font-size-complex="10pt"/>
    </style:style>
    <style:style style:name="ce6" style:family="table-cell" style:parent-style-name="Default">
      <style:table-cell-properties fo:background-color="#eaa94c" style:text-align-source="fix" style:repeat-content="false"/>
      <style:paragraph-properties fo:text-align="center" fo:margin-left="0cm"/>
      <style:text-properties fo:color="#000000" style:font-name="Courier" fo:font-size="10pt" fo:font-weight="bold" style:font-size-asian="10pt" style:font-size-complex="1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urier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urier" fo:font-size="10pt" fo:font-weight="bold" style:font-size-asian="10pt" style:font-size-complex="10pt"/>
    </style:style>
    <style:style style:name="ce9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Courier" fo:font-size="10pt" style:font-size-asian="10pt" style:font-size-complex="10pt"/>
    </style:style>
    <style:style style:name="ce10" style:family="table-cell" style:parent-style-name="Default">
      <style:text-properties fo:color="#000000" style:font-name="Courier" fo:font-size="10pt" style:font-name-asian="DejaVu LGC Sans" style:font-size-asian="10pt" style:font-name-complex="DejaVu LGC Sans" style:font-size-complex="10pt"/>
    </style:style>
    <style:style style:name="ce11" style:family="table-cell" style:parent-style-name="Default">
      <style:text-properties style:font-name="Courie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Courier" fo:font-size="10pt" fo:language="fr" fo:country="FR" fo:font-style="normal" fo:text-shadow="none" style:text-underline-style="none" fo:font-weight="normal" style:text-underline-mode="continuous" style:text-line-through-mode="continuous" style:font-name-asian="DejaVu LGC Sans" style:font-size-asian="10pt" style:language-asian="zxx" style:country-asian="none" style:font-style-asian="normal" style:font-weight-asian="normal" style:font-name-complex="DejaVu LGC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number-columns-repeated="10" table:default-cell-style-name="ce4"/>
        <table:table-column table:style-name="co3" table:default-cell-style-name="ce4"/>
        <table:table-column table:style-name="co1" table:number-columns-repeated="243" table:default-cell-style-name="ce4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File Connector</text:p>
          </table:table-cell>
          <table:table-cell table:style-name="ce1"/>
          <table:table-cell table:style-name="ce6"/>
          <table:table-cell table:style-name="ce6" office:value-type="string">
            <text:p>FILECONNECTOR</text:p>
          </table:table-cell>
          <table:table-cell table:style-name="ce1"/>
          <table:table-cell table:style-name="ce6" table:number-columns-repeated="3"/>
          <table:table-cell table:style-name="ce1" table:number-columns-repeated="6"/>
          <table:table-cell table:style-name="ce3"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47"/>
        </table:table-row>
        <table:table-row table:style-name="ro1">
          <table:table-cell table:style-name="ce2" office:value-type="string">
            <text:p>DFLDID</text:p>
          </table:table-cell>
          <table:table-cell table:style-name="ce2" office:value-type="string">
            <text:p>auto</text:p>
          </table:table-cell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47"/>
        </table:table-row>
        <table:table-row table:style-name="ro1">
          <table:table-cell table:style-name="ce2" office:value-type="string">
            <text:p>ICON</text:p>
          </table:table-cell>
          <table:table-cell table:style-name="ce2" office:value-type="string">
            <text:p>freedom-fileconnector.png</text:p>
          </table:table-cell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47"/>
        </table:table-row>
        <table:table-row table:style-name="ro1">
          <table:table-cell table:style-name="ce2" office:value-type="string">
            <text:p>METHOD</text:p>
          </table:table-cell>
          <table:table-cell table:style-name="ce2" office:value-type="string">
            <text:p>Method.FileConnector.php</text:p>
          </table:table-cell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47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8" office:value-type="string">
            <text:p>T</text:p>
          </table:table-cell>
          <table:table-cell table:style-name="ce8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8" office:value-type="string">
            <text:p>order</text:p>
          </table:table-cell>
          <table:table-cell table:style-name="ce8" office:value-type="string">
            <text:p>vis</text:p>
          </table:table-cell>
          <table:table-cell table:style-name="ce8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3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GENERAL</text:p>
          </table:table-cell>
          <table:table-cell table:style-name="ce5"/>
          <table:table-cell table:style-name="ce5"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9" office:value-type="float" office:value="100">
            <text:p>100</text:p>
          </table:table-cell>
          <table:table-cell table:style-name="ce9" table:number-columns-repeated="2"/>
          <table:table-cell table:style-name="ce5" table:number-columns-repeated="6"/>
          <table:table-cell table:style-name="ce2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NAME</text:p>
          </table:table-cell>
          <table:table-cell table:formula="oooc:=[.B8]" office:value-type="string" office:string-value="IFC_GENERAL">
            <text:p>IFC_GENERAL</text:p>
          </table:table-cell>
          <table:table-cell office:value-type="string">
            <text:p>nam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8]+10" office:value-type="float" office:value="110">
            <text:p>1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DESCR</text:p>
          </table:table-cell>
          <table:table-cell table:formula="oooc:=[.B8]" office:value-type="string" office:string-value="IFC_GENERAL">
            <text:p>IFC_GENERAL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table:formula="oooc:=[.H9]+10" office:value-type="float" office:value="120">
            <text:p>12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ACCESS</text:p>
          </table:table-cell>
          <table:table-cell table:style-name="ce5"/>
          <table:table-cell table:style-name="ce5" office:value-type="string">
            <text:p>access</text:p>
          </table:table-cell>
          <table:table-cell table:number-columns-repeated="2" table:style-name="ce9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9" table:formula="oooc:=[.H8]+1000" office:value-type="float" office:value="1100">
            <text:p>1100</text:p>
          </table:table-cell>
          <table:table-cell table:style-name="ce9" table:number-columns-repeated="2"/>
          <table:table-cell table:style-name="ce5" table:number-columns-repeated="6"/>
          <table:table-cell table:style-name="ce2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MODE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15]+10" office:value-type="float" office:value="1110">
            <text:p>11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FS|file system,FTP|FTP protocol,STFP|SSH protocol</text:p>
          </table:table-cell>
          <table:table-cell table:number-columns-repeated="2"/>
          <table:table-cell table:style-name="ce10" office:value-type="string">
            <text:p>bmenu=no|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HOST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hos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1120">
            <text:p>1120</text:p>
          </table:table-cell>
          <table:table-cell office:value-type="string">
            <text:p>W</text:p>
          </table:table-cell>
          <table:table-cell table:number-columns-repeated="5"/>
          <table:table-cell office:value-type="string">
            <text:p>::checkHost()</text:p>
          </table:table-cell>
          <table:table-cell table:style-name="ce10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PORT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port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7]+10" office:value-type="float" office:value="1130">
            <text:p>1130</text:p>
          </table:table-cell>
          <table:table-cell office:value-type="string">
            <text:p>W</text:p>
          </table:table-cell>
          <table:table-cell table:number-columns-repeated="6"/>
          <table:table-cell table:style-name="ce10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LOGIN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logi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8]+10" office:value-type="float" office:value="1140">
            <text:p>11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PASSWORD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password</text:p>
          </table:table-cell>
          <table:table-cell table:number-columns-repeated="2" office:value-type="string">
            <text:p>N</text:p>
          </table:table-cell>
          <table:table-cell office:value-type="string">
            <text:p>password</text:p>
          </table:table-cell>
          <table:table-cell table:formula="oooc:=[.H19]+10" office:value-type="float" office:value="1150">
            <text:p>11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PATH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path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20]+10" office:value-type="float" office:value="1160">
            <text:p>116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URI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URI compute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1]+10" office:value-type="float" office:value="1170">
            <text:p>1170</text:p>
          </table:table-cell>
          <table:table-cell office:value-type="string">
            <text:p>I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URIS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URI computed (secure)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22]+10" office:value-type="float" office:value="1180">
            <text:p>118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OPENED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is accessib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23]+10" office:value-type="float" office:value="1190">
            <text:p>1190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0|no,1|yes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LASTSCAN</text:p>
          </table:table-cell>
          <table:table-cell table:formula="oooc:=[.B15]" office:value-type="string" office:string-value="IFC_ACCESS">
            <text:p>IFC_ACCESS</text:p>
          </table:table-cell>
          <table:table-cell office:value-type="string">
            <text:p>last scan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imestamp</text:p>
          </table:table-cell>
          <table:table-cell table:formula="oooc:=[.H24]+10" office:value-type="float" office:value="1200">
            <text:p>1200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0|no,1|yes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SPEC</text:p>
          </table:table-cell>
          <table:table-cell table:style-name="ce5"/>
          <table:table-cell table:style-name="ce5" office:value-type="string">
            <text:p>pattern matching</text:p>
          </table:table-cell>
          <table:table-cell table:number-columns-repeated="2" table:style-name="ce9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9" table:formula="oooc:=[.H18]+1000" office:value-type="float" office:value="2130">
            <text:p>2130</text:p>
          </table:table-cell>
          <table:table-cell table:style-name="ce9" table:number-columns-repeated="2"/>
          <table:table-cell table:style-name="ce5" table:number-columns-repeated="6"/>
          <table:table-cell table:style-name="ce2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LIST</text:p>
          </table:table-cell>
          <table:table-cell table:formula="oooc:=[.B27]" office:value-type="string" office:string-value="IFC_SPEC">
            <text:p>IFC_SPEC</text:p>
          </table:table-cell>
          <table:table-cell office:value-type="string">
            <text:p>rules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rray</text:p>
          </table:table-cell>
          <table:table-cell table:formula="oooc:=[.H27]+10" office:value-type="float" office:value="2140">
            <text:p>2140</text:p>
          </table:table-cell>
          <table:table-cell office:value-type="string">
            <text:p>W</text:p>
          </table:table-cell>
          <table:table-cell table:number-columns-repeated="6"/>
          <table:table-cell table:style-name="ce10" office:value-type="string">
            <text:p>empty=yes|sortable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SL_NAME</text:p>
          </table:table-cell>
          <table:table-cell table:formula="oooc:=[.B28]" office:value-type="string" office:string-value="IFC_LIST">
            <text:p>IFC_LIST</text:p>
          </table:table-cell>
          <table:table-cell office:value-type="string">
            <text:p>nam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8]+10" office:value-type="float" office:value="2150">
            <text:p>2150</text:p>
          </table:table-cell>
          <table:table-cell office:value-type="string">
            <text:p>W</text:p>
          </table:table-cell>
          <table:table-cell table:number-columns-repeated="6"/>
          <table:table-cell table:style-name="ce10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SL_PATTERN</text:p>
          </table:table-cell>
          <table:table-cell table:formula="oooc:=[.B28]" office:value-type="string" office:string-value="IFC_LIST">
            <text:p>IFC_LIST</text:p>
          </table:table-cell>
          <table:table-cell office:value-type="string">
            <text:p>patter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9]+10" office:value-type="float" office:value="2160">
            <text:p>2160</text:p>
          </table:table-cell>
          <table:table-cell office:value-type="string">
            <text:p>W</text:p>
          </table:table-cell>
          <table:table-cell table:number-columns-repeated="6"/>
          <table:table-cell table:style-name="ce10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SL_FAMILYID</text:p>
          </table:table-cell>
          <table:table-cell table:formula="oooc:=[.B28]" office:value-type="string" office:string-value="IFC_LIST">
            <text:p>IFC_LIST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30]+10" office:value-type="float" office:value="2170">
            <text:p>2170</text:p>
          </table:table-cell>
          <table:table-cell office:value-type="string">
            <text:p>H</text:p>
          </table:table-cell>
          <table:table-cell table:number-columns-repeated="2"/>
          <table:table-cell table:style-name="Default"/>
          <table:table-cell table:style-name="ce11" office:value-type="string">
            <text:p>::getTitle(IFC_SL_FAMILYID):IFC_SL_FAMILY</text:p>
          </table:table-cell>
          <table:table-cell table:number-columns-repeated="2"/>
          <table:table-cell table:style-name="ce10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SL_FAMILY</text:p>
          </table:table-cell>
          <table:table-cell table:formula="oooc:=[.B28]" office:value-type="string" office:string-value="IFC_LIST">
            <text:p>IFC_LIST</text:p>
          </table:table-cell>
          <table:table-cell office:value-type="string">
            <text:p>family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1]+10" office:value-type="float" office:value="2180">
            <text:p>218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families(D,IFC_SL_FAMILY):IFC_SL_FAMILYID,IFC_SL_FAMILY</text:p>
          </table:table-cell>
          <table:table-cell office:value-type="string">
            <text:p>%S%app=GENERIC&amp;action=GENERIC_EDIT&amp;famid=FOLDER&amp;id=%IFC_SL_FAMILYID%</text:p>
          </table:table-cell>
          <table:table-cell/>
          <table:table-cell table:style-name="ce10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SL_ATTRID</text:p>
          </table:table-cell>
          <table:table-cell table:formula="oooc:=[.B28]" office:value-type="string" office:string-value="IFC_LIST">
            <text:p>IFC_LIST</text:p>
          </table:table-cell>
          <table:table-cell office:value-type="string">
            <text:p>attr 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2]+10" office:value-type="float" office:value="2190">
            <text:p>2190</text:p>
          </table:table-cell>
          <table:table-cell office:value-type="string">
            <text:p>H</text:p>
          </table:table-cell>
          <table:table-cell table:number-columns-repeated="2"/>
          <table:table-cell table:style-name="Default"/>
          <table:table-cell table:style-name="ce11" office:value-type="string">
            <text:p>::getTitle(IFC_SL_FAMILYID):IFC_SL_FAMILY</text:p>
          </table:table-cell>
          <table:table-cell table:number-columns-repeated="2"/>
          <table:table-cell table:style-name="ce10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SL_ATTR</text:p>
          </table:table-cell>
          <table:table-cell table:formula="oooc:=[.B28]" office:value-type="string" office:string-value="IFC_LIST">
            <text:p>IFC_LIST</text:p>
          </table:table-cell>
          <table:table-cell office:value-type="string">
            <text:p>attribut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3]+10" office:value-type="float" office:value="2200">
            <text:p>2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ileconnector.php</text:p>
          </table:table-cell>
          <table:table-cell office:value-type="string">
            <text:p>getFilesAttr(D,IFC_SL_FAMILYID,IFC_SL_ATTR):IFC_SL_ATTRID,IFC_SL_ATTR</text:p>
          </table:table-cell>
          <table:table-cell table:number-columns-repeated="2"/>
          <table:table-cell table:style-name="ce10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SL_SUPPR</text:p>
          </table:table-cell>
          <table:table-cell table:formula="oooc:=[.B28]" office:value-type="string" office:string-value="IFC_LIST">
            <text:p>IFC_LIST</text:p>
          </table:table-cell>
          <table:table-cell office:value-type="string">
            <text:p>suppress after import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34]+10" office:value-type="float" office:value="2210">
            <text:p>221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0|no,1|yes</text:p>
          </table:table-cell>
          <table:table-cell table:number-columns-repeated="2"/>
          <table:table-cell table:style-name="ce10" office:value-type="string">
            <text:p>bmenu=no|system=yes</text:p>
          </table:table-cell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CONTENT</text:p>
          </table:table-cell>
          <table:table-cell table:style-name="ce5"/>
          <table:table-cell table:style-name="ce5" office:value-type="string">
            <text:p>content</text:p>
          </table:table-cell>
          <table:table-cell table:number-columns-repeated="2" table:style-name="ce9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9" table:formula="oooc:=[.H28]+1000" office:value-type="float" office:value="3140">
            <text:p>3140</text:p>
          </table:table-cell>
          <table:table-cell table:style-name="ce9" table:number-columns-repeated="2"/>
          <table:table-cell table:style-name="ce5" table:number-columns-repeated="6"/>
          <table:table-cell table:style-name="ce2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C_LIST</text:p>
          </table:table-cell>
          <table:table-cell table:formula="oooc:=[.B38]" office:value-type="string" office:string-value="IFC_CONTENT">
            <text:p>IFC_CONTENT</text:p>
          </table:table-cell>
          <table:table-cell office:value-type="string">
            <text:p>fil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38]+10" office:value-type="float" office:value="3150">
            <text:p>31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C_MATCH</text:p>
          </table:table-cell>
          <table:table-cell table:formula="oooc:=[.B39]" office:value-type="string" office:string-value="IFC_C_LIST">
            <text:p>IFC_C_LIST</text:p>
          </table:table-cell>
          <table:table-cell office:value-type="string">
            <text:p>match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9]+10" office:value-type="float" office:value="3160">
            <text:p>316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C_KEY</text:p>
          </table:table-cell>
          <table:table-cell table:formula="oooc:=[.B39]" office:value-type="string" office:string-value="IFC_C_LIST">
            <text:p>IFC_C_LIST</text:p>
          </table:table-cell>
          <table:table-cell office:value-type="string">
            <text:p>hash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40]+10" office:value-type="float" office:value="3170">
            <text:p>31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C_NAME</text:p>
          </table:table-cell>
          <table:table-cell table:formula="oooc:=[.B39]" office:value-type="string" office:string-value="IFC_C_LIST">
            <text:p>IFC_C_LIST</text:p>
          </table:table-cell>
          <table:table-cell office:value-type="string">
            <text:p>nam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41]+10" office:value-type="float" office:value="3180">
            <text:p>318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METHOD&amp;id=%ID%&amp;method=transfertCxFile(%IFC_C-NAME%)</text:p>
          </table:table-cell>
          <table:table-cell table:number-columns-repeated="245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C_SIZE</text:p>
          </table:table-cell>
          <table:table-cell table:formula="oooc:=[.B39]" office:value-type="string" office:string-value="IFC_C_LIST">
            <text:p>IFC_C_LIST</text:p>
          </table:table-cell>
          <table:table-cell office:value-type="string">
            <text:p>size (Ko)</text:p>
          </table:table-cell>
          <table:table-cell table:number-columns-repeated="2" office:value-type="string">
            <text:p>N</text:p>
          </table:table-cell>
          <table:table-cell office:value-type="string">
            <text:p>float("%.2f")</text:p>
          </table:table-cell>
          <table:table-cell table:formula="oooc:=[.H42]+10" office:value-type="float" office:value="3190">
            <text:p>319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C_CTIME</text:p>
          </table:table-cell>
          <table:table-cell table:formula="oooc:=[.B39]" office:value-type="string" office:string-value="IFC_C_LIST">
            <text:p>IFC_C_LIST</text:p>
          </table:table-cell>
          <table:table-cell office:value-type="string">
            <text:p>creation time</text:p>
          </table:table-cell>
          <table:table-cell table:number-columns-repeated="2" office:value-type="string">
            <text:p>N</text:p>
          </table:table-cell>
          <table:table-cell office:value-type="string">
            <text:p>timestamp</text:p>
          </table:table-cell>
          <table:table-cell table:formula="oooc:=[.H43]+10" office:value-type="float" office:value="3200">
            <text:p>320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C_MTIME</text:p>
          </table:table-cell>
          <table:table-cell table:formula="oooc:=[.B39]" office:value-type="string" office:string-value="IFC_C_LIST">
            <text:p>IFC_C_LIST</text:p>
          </table:table-cell>
          <table:table-cell office:value-type="string">
            <text:p>modification time</text:p>
          </table:table-cell>
          <table:table-cell table:number-columns-repeated="2" office:value-type="string">
            <text:p>N</text:p>
          </table:table-cell>
          <table:table-cell office:value-type="string">
            <text:p>timestamp</text:p>
          </table:table-cell>
          <table:table-cell table:formula="oooc:=[.H44]+10" office:value-type="float" office:value="3210">
            <text:p>3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IFC_C_STATE</text:p>
          </table:table-cell>
          <table:table-cell table:formula="oooc:=[.B39]" office:value-type="string" office:string-value="IFC_C_LIST">
            <text:p>IFC_C_LIST</text:p>
          </table:table-cell>
          <table:table-cell office:value-type="string">
            <text:p>stat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45]+10" office:value-type="float" office:value="3220">
            <text:p>3220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N|new,I|imported,D|deleted,U|unknown</text:p>
          </table:table-cell>
          <table:table-cell table:number-columns-repeated="243"/>
        </table:table-row>
        <table:table-row table:style-name="ro1" table:number-rows-repeated="9">
          <table:table-cell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IFC_MENU_SCANDIR</text:p>
          </table:table-cell>
          <table:table-cell/>
          <table:table-cell office:value-type="string">
            <text:p>sca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99999">
            <text:p>99999</text:p>
          </table:table-cell>
          <table:table-cell office:value-type="string">
            <text:p>R</text:p>
          </table:table-cell>
          <table:table-cell/>
          <table:table-cell table:style-name="ce10" office:value-type="string">
            <text:p>::verifyNewCxFiles()</text:p>
          </table:table-cell>
          <table:table-cell table:number-columns-repeated="4"/>
          <table:table-cell table:style-name="ce12" office:value-type="string">
            <text:p>submenu=source|ltarget=_self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IFC_MENU_RESET</text:p>
          </table:table-cell>
          <table:table-cell/>
          <table:table-cell office:value-type="string">
            <text:p>rese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99999">
            <text:p>99999</text:p>
          </table:table-cell>
          <table:table-cell office:value-type="string">
            <text:p>R</text:p>
          </table:table-cell>
          <table:table-cell/>
          <table:table-cell table:style-name="ce10" office:value-type="string">
            <text:p>::resetScan()</text:p>
          </table:table-cell>
          <table:table-cell table:number-columns-repeated="4"/>
          <table:table-cell table:style-name="ce12" office:value-type="string">
            <text:p>submenu=source|ltarget=_self</text:p>
          </table:table-cell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END</text:p>
          </table:table-cell>
          <table:table-cell table:number-columns-repeated="255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number:min-integer-digits="1" number:grouping="true"/>
      <number:text>) EUR</number:text>
    </number:number-style>
    <number:number-style style:name="N160P2" style:volatile="true">
      <number:text> -</number:text>
      <number:number number: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  <number:text> €</number:text>
    </number:number-style>
    <number:number-style style:name="N162">
      <number:text>-</number:text>
      <number:number number:decimal-places="0" number:min-integer-digits="1" number:grouping="true"/>
      <number:text> €</number:text>
      <style:map style:condition="value()&gt;=0" style:apply-style-name="N162P0"/>
    </number:number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5P0" style:volatile="true">
      <number:number number:decimal-places="2" number:min-integer-digits="1" number:grouping="true"/>
      <number:text> €</number:text>
    </number:number-style>
    <number:number-style style:name="N165">
      <number:text>-</number:text>
      <number:number number:decimal-places="2" number:min-integer-digits="1" number:grouping="true"/>
      <number:text> €</number:text>
      <style:map style:condition="value()&gt;=0" style:apply-style-name="N165P0"/>
    </number:number-style>
    <number:number-style style:name="N166P0" style:volatile="true">
      <number:number number:decimal-places="2" number:min-integer-digits="1" number:grouping="true"/>
      <number:text> €</number:text>
    </number:number-style>
    <number:number-style style:name="N16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6P0"/>
    </number:number-style>
    <number:number-style style:name="N170P0" style:volatile="true">
      <number:text> </number:text>
      <number:number number: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number number:decimal-places="0" number:min-integer-digits="1" number:grouping="true"/>
      <number:text> € </number:text>
    </number:number-style>
    <number:number-style style:name="N174P1" style:volatile="true">
      <number:text>-</number:text>
      <number:number number:decimal-places="0" number:min-integer-digits="1" number:grouping="true"/>
      <number:text> € </number:text>
    </number:number-style>
    <number:number-style style:name="N174P2" style:volatile="true">
      <number:text> -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</number:text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</number:text>
      <number:number number:decimal-places="2" number:min-integer-digits="1" number:grouping="true"/>
      <number:text> € </number:text>
    </number:number-style>
    <number:number-style style:name="N182P1" style:volatile="true">
      <number:text>-</number:text>
      <number:number number:decimal-places="2" number:min-integer-digits="1" number:grouping="true"/>
      <number:text> € </number:text>
    </number:number-style>
    <number:number-style style:name="N182P2" style:volatile="true">
      <number:text> -</number:text>
      <number:number number:decimal-places="0" number:min-integer-digits="0"/>
      <number:text> €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number number:decimal-places="0" number:min-integer-digits="5"/>
    </number:number-style>
    <number:number-style style:name="N184">
      <number:number number:decimal-places="0" number:min-integer-digits="4"/>
    </number:number-style>
    <number:number-style style:name="N185">
      <number:number number: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5">05/12/2008</text:date>, <text:time>18:5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c Claverie</meta:initial-creator>
    <meta:creation-date>2008-12-05T11:10:43</meta:creation-date>
    <dc:creator>Marc Claverie</dc:creator>
    <dc:date>2008-12-05T18:56:29</dc:date>
    <meta:editing-cycles>42</meta:editing-cycles>
    <meta:editing-duration>PT7H12M15S</meta:editing-duration>
    <meta:user-defined meta:name="Info 1"/>
    <meta:user-defined meta:name="Info 2"/>
    <meta:user-defined meta:name="Info 3"/>
    <meta:user-defined meta:name="Info 4"/>
    <meta:document-statistic meta:table-count="3" meta:cell-count="349"/>
  </office:meta>
</office:document-meta>
</file>